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27d4" officeooo:paragraph-rsid="000c27d4"/>
    </style:style>
    <style:style style:name="P2" style:family="paragraph" style:parent-style-name="Standard">
      <style:text-properties officeooo:rsid="000c27d4" officeooo:paragraph-rsid="00199cd8"/>
    </style:style>
    <style:style style:name="P3" style:family="paragraph" style:parent-style-name="Standard">
      <style:text-properties fo:font-weight="bold" officeooo:rsid="000c27d4" officeooo:paragraph-rsid="000c27d4" style:font-weight-asian="bold" style:font-weight-complex="bold"/>
    </style:style>
    <style:style style:name="P4" style:family="paragraph" style:parent-style-name="Standard">
      <style:text-properties fo:font-weight="bold" officeooo:rsid="000f8f35" officeooo:paragraph-rsid="000f8f35" style:font-weight-asian="bold" style:font-weight-complex="bold"/>
    </style:style>
    <style:style style:name="P5" style:family="paragraph" style:parent-style-name="Standard">
      <style:text-properties officeooo:rsid="000f8f35" officeooo:paragraph-rsid="000f8f35"/>
    </style:style>
    <style:style style:name="P6" style:family="paragraph" style:parent-style-name="Standard">
      <style:text-properties officeooo:rsid="0011193a" officeooo:paragraph-rsid="0011193a"/>
    </style:style>
    <style:style style:name="P7" style:family="paragraph" style:parent-style-name="Standard">
      <style:text-properties fo:font-style="italic" officeooo:rsid="00142205" officeooo:paragraph-rsid="00142205" style:font-style-asian="italic" style:font-style-complex="italic"/>
    </style:style>
    <style:style style:name="P8" style:family="paragraph" style:parent-style-name="Standard">
      <style:text-properties fo:font-style="italic" officeooo:rsid="000c27d4" officeooo:paragraph-rsid="00142205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  <style:text-properties fo:font-style="italic" officeooo:rsid="001a4ce8" officeooo:paragraph-rsid="001a4ce8" style:font-style-asian="italic" style:font-style-complex="italic"/>
    </style:style>
    <style:style style:name="P10" style:family="paragraph" style:parent-style-name="Standard">
      <style:text-properties fo:font-style="italic" fo:font-weight="bold" officeooo:rsid="00142205" officeooo:paragraph-rsid="00142205" style:font-style-asian="italic" style:font-weight-asian="bold" style:font-style-complex="italic" style:font-weight-complex="bold"/>
    </style:style>
    <style:style style:name="P11" style:family="paragraph" style:parent-style-name="Standard">
      <style:text-properties officeooo:rsid="001cd7b0" officeooo:paragraph-rsid="001cd7b0"/>
    </style:style>
    <style:style style:name="P12" style:family="paragraph" style:parent-style-name="Standard">
      <style:text-properties officeooo:rsid="000f8f35" officeooo:paragraph-rsid="001cd7b0"/>
    </style:style>
    <style:style style:name="T1" style:family="text">
      <style:text-properties officeooo:rsid="000dcb17"/>
    </style:style>
    <style:style style:name="T2" style:family="text">
      <style:text-properties officeooo:rsid="0012ed18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42205" style:font-style-asian="normal" style:font-style-complex="normal"/>
    </style:style>
    <style:style style:name="T5" style:family="text">
      <style:text-properties officeooo:rsid="00158304"/>
    </style:style>
    <style:style style:name="T6" style:family="text">
      <style:text-properties officeooo:rsid="00199cd8"/>
    </style:style>
    <style:style style:name="T7" style:family="text">
      <style:text-properties officeooo:rsid="001a4ce8"/>
    </style:style>
    <style:style style:name="T8" style:family="text">
      <style:text-properties officeooo:rsid="001cd7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ratégia neve: </text:p>
      <text:p text:style-name="P1"/>
      <text:p text:style-name="P1">FX DAYTRADE</text:p>
      <text:p text:style-name="P1"/>
      <text:p text:style-name="P3">Típusa: </text:p>
      <text:p text:style-name="P1"/>
      <text:p text:style-name="P1">DAYTRADE</text:p>
      <text:p text:style-name="P1"/>
      <text:p text:style-name="P3">Stratégia jellemzése:</text:p>
      <text:p text:style-name="P1"/>
      <text:p text:style-name="P6">Napon belüli kereskedési stratégia. Nem hagyhatok napon túl pozíciót. A piac elemzés magasabb szinteken kialakuló árfolyam alakzatok beazonosítására koncentrál majd az egyes napi és magasabb szintű és intraday támasz-ellenállás szintek meghatározása történik. <text:span text:style-name="T2">A kereskedésben fontos szerepet jelent a piac nyitása és a piac helyzetének meghatározása az előző napi kereskedési sávhoz képest. Devizánál a nyitás a reggel 10:00 órai Londini nyitást veszem alapul majd 14:00 kor a New Yorki nyitást. Az első egy órás kereskedési sáv a viszonyítási és mérési alapja, hogy melyik oldal milyen erőt képvisel (Sikeresen megtöri ezt a sávot a piac vagy nem vételi vagy eladási oldalon)</text:span></text:p>
      <text:p text:style-name="P1"/>
      <text:p text:style-name="P3">Pozíció menedzselés:</text:p>
      <text:p text:style-name="P1"/>
      <text:p text:style-name="P11">A pozíció menedzselés folyamat ábra alapján. Stop menedzseléshez Donchain csatorna alkalmazása <text:s/>M5 alapján.</text:p>
      <text:p text:style-name="P1"/>
      <text:p text:style-name="P3">Money management:</text:p>
      <text:p text:style-name="P1"/>
      <text:p text:style-name="P11">A portfolio NAV 1-2%-a / ügylet.</text:p>
      <text:p text:style-name="P1"/>
      <text:p text:style-name="P3">Kereskedés folyamata:</text:p>
      <text:p text:style-name="P1"/>
      <text:p text:style-name="P11">1. Elemzés az elemzési folyamat ábra alapján</text:p>
      <text:p text:style-name="P11">2. Statikus és dinamikus elvek alapján kereskedési ügyletek generálása</text:p>
      <text:p text:style-name="P11">3. Kereskedés indítása, ha a piac az előre meghatározott terv helyzetében van</text:p>
      <text:p text:style-name="P11">4. Pozíció menedzselés</text:p>
      <text:p text:style-name="P1"/>
      <text:p text:style-name="P4">Kilépés:</text:p>
      <text:p text:style-name="P5"/>
      <text:p text:style-name="P12"><text:span text:style-name="T8">A pozíció menedzselés folyamat ábra alapján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08:19:42.399072067</meta:creation-date>
    <meta:generator>LibreOffice/6.0.7.3$Linux_X86_64 LibreOffice_project/00m0$Build-3</meta:generator>
    <dc:date>2019-05-27T21:22:14.397448785</dc:date>
    <meta:editing-duration>PT1H13M48S</meta:editing-duration>
    <meta:editing-cycles>13</meta:editing-cycles>
    <meta:document-statistic meta:table-count="0" meta:image-count="0" meta:object-count="0" meta:page-count="1" meta:paragraph-count="17" meta:word-count="170" meta:character-count="1202" meta:non-whitespace-character-count="1046"/>
  </office:meta>
</office:document-meta>
</file>